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4d64" officeooo:paragraph-rsid="00124d64"/>
    </style:style>
    <style:style style:name="P2" style:family="paragraph" style:parent-style-name="Text_20_body">
      <style:text-properties officeooo:rsid="0014ec21" officeooo:paragraph-rsid="0014ec21"/>
    </style:style>
    <style:style style:name="P3" style:family="paragraph" style:parent-style-name="Text_20_body">
      <style:text-properties officeooo:rsid="001526d7" officeooo:paragraph-rsid="001526d7"/>
    </style:style>
    <style:style style:name="P4" style:family="paragraph" style:parent-style-name="Date">
      <style:text-properties officeooo:rsid="00124d64" officeooo:paragraph-rsid="00124d64"/>
    </style:style>
    <style:style style:name="P5" style:family="paragraph" style:parent-style-name="Sender_20_Address">
      <style:text-properties officeooo:rsid="00124d64" officeooo:paragraph-rsid="00124d64"/>
    </style:style>
    <style:style style:name="P6" style:family="paragraph" style:parent-style-name="Sender_20_Address">
      <style:text-properties fo:font-weight="normal" officeooo:rsid="00124d64" officeooo:paragraph-rsid="00124d64" style:font-weight-asian="normal" style:font-weight-complex="normal"/>
    </style:style>
    <style:style style:name="P7" style:family="paragraph" style:parent-style-name="Recipient_20_Address">
      <style:text-properties fo:font-weight="bold" officeooo:rsid="00124d64" officeooo:paragraph-rsid="00124d64" style:font-weight-asian="bold"/>
    </style:style>
    <style:style style:name="P8" style:family="paragraph" style:parent-style-name="Recipient_20_Address">
      <style:text-properties officeooo:rsid="00124d64" officeooo:paragraph-rsid="00124d64"/>
    </style:style>
    <style:style style:name="P9" style:family="paragraph" style:parent-style-name="Recipient_20_Address">
      <style:text-properties fo:font-weight="normal" officeooo:rsid="00124d64" officeooo:paragraph-rsid="00124d64" style:font-weight-asian="normal" style:font-weight-complex="normal"/>
    </style:style>
    <style:style style:name="P10" style:family="paragraph" style:parent-style-name="Closing">
      <style:text-properties officeooo:paragraph-rsid="001526d7"/>
    </style:style>
    <style:style style:name="P11" style:family="paragraph" style:parent-style-name="Text_20_body">
      <style:text-properties officeooo:rsid="00124d64" officeooo:paragraph-rsid="001a07dc"/>
    </style:style>
    <style:style style:name="P12" style:family="paragraph" style:parent-style-name="Text_20_body">
      <style:text-properties officeooo:rsid="0014ec21" officeooo:paragraph-rsid="001a07dc"/>
    </style:style>
    <style:style style:name="P13" style:family="paragraph" style:parent-style-name="Text_20_body">
      <style:text-properties officeooo:rsid="001526d7" officeooo:paragraph-rsid="001a07dc"/>
    </style:style>
    <style:style style:name="P14" style:family="paragraph" style:parent-style-name="Text_20_body">
      <style:text-properties officeooo:paragraph-rsid="001a07dc"/>
    </style:style>
    <style:style style:name="P15" style:family="paragraph" style:parent-style-name="Date">
      <style:text-properties officeooo:rsid="00124d64" officeooo:paragraph-rsid="001a07dc"/>
    </style:style>
    <style:style style:name="P16" style:family="paragraph" style:parent-style-name="Sender_20_Address" style:master-page-name="Standard">
      <style:paragraph-properties style:page-number="auto"/>
      <style:text-properties fo:font-weight="bold" officeooo:rsid="00124d64" officeooo:paragraph-rsid="00124d64" style:font-weight-asian="bold"/>
    </style:style>
    <style:style style:name="P17" style:family="paragraph" style:parent-style-name="Sender_20_Address">
      <style:text-properties fo:font-weight="normal" officeooo:rsid="00124d64" officeooo:paragraph-rsid="001a07dc" style:font-weight-asian="normal" style:font-weight-complex="normal"/>
    </style:style>
    <style:style style:name="P18" style:family="paragraph" style:parent-style-name="Sender_20_Address">
      <style:text-properties officeooo:rsid="00124d64" officeooo:paragraph-rsid="001a07dc"/>
    </style:style>
    <style:style style:name="P19" style:family="paragraph" style:parent-style-name="Sender_20_Address" style:master-page-name="Standard">
      <style:paragraph-properties style:page-number="auto"/>
      <style:text-properties fo:font-weight="bold" officeooo:rsid="00124d64" officeooo:paragraph-rsid="001a07dc" style:font-weight-asian="bold" style:font-weight-complex="bold"/>
    </style:style>
    <style:style style:name="P20" style:family="paragraph" style:parent-style-name="Recipient_20_Address">
      <style:text-properties officeooo:rsid="00124d64" officeooo:paragraph-rsid="00124d64"/>
    </style:style>
    <style:style style:name="P21" style:family="paragraph" style:parent-style-name="Recipient_20_Address">
      <style:text-properties officeooo:rsid="00124d64" officeooo:paragraph-rsid="001a07dc"/>
    </style:style>
    <style:style style:name="P22" style:family="paragraph" style:parent-style-name="Recipient_20_Address">
      <style:text-properties fo:font-weight="bold" officeooo:rsid="00124d64" officeooo:paragraph-rsid="001a07dc" style:font-weight-asian="bold"/>
    </style:style>
    <style:style style:name="P23" style:family="paragraph" style:parent-style-name="Recipient_20_Address">
      <style:text-properties fo:font-weight="normal" officeooo:rsid="00124d64" officeooo:paragraph-rsid="001a07dc" style:font-weight-asian="normal" style:font-weight-complex="normal"/>
    </style:style>
    <style:style style:name="P24" style:family="paragraph" style:parent-style-name="Closing">
      <style:text-properties fo:font-size="8pt" fo:font-weight="bold" officeooo:rsid="00124d64" officeooo:paragraph-rsid="001a07dc" style:font-size-asian="8pt" style:font-weight-asian="bold"/>
    </style:style>
    <style:style style:name="P25" style:family="paragraph" style:parent-style-name="Closing">
      <style:text-properties officeooo:paragraph-rsid="001a07dc"/>
    </style:style>
    <style:style style:name="P26" style:family="paragraph" style:parent-style-name="Salutation_20__28_user_29_">
      <style:text-properties officeooo:paragraph-rsid="001a07dc"/>
    </style:style>
    <style:style style:name="T1" style:family="text">
      <style:text-properties officeooo:rsid="00124d64"/>
    </style:style>
    <style:style style:name="T2" style:family="text">
      <style:text-properties officeooo:rsid="0012fa59"/>
    </style:style>
    <style:style style:name="T3" style:family="text">
      <style:text-properties officeooo:rsid="001526d7"/>
    </style:style>
    <style:style style:name="T4" style:family="text">
      <style:text-properties officeooo:rsid="0017ef0e"/>
    </style:style>
    <style:style style:name="T5" style:family="text">
      <style:text-properties officeooo:rsid="0018db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9">Nick Miladinovic</text:p>
      <text:p text:style-name="P17">352 Parkview ave.</text:p>
      <text:p text:style-name="P18">Toronto, M2N3Z5</text:p>
      <text:p text:style-name="P15">May 16, 2016</text:p>
      <text:p text:style-name="P22">Savik Ramkay</text:p>
      <text:p text:style-name="P21">Professor </text:p>
      <text:p text:style-name="P21">Seneca College</text:p>
      <text:p text:style-name="P23">1750 Finch st. W</text:p>
      <text:p text:style-name="P21">Toronto, M2J2X5</text:p>
      <text:p text:style-name="P26">Dear <text:span text:style-name="T1">Mr. Ramkay,</text:span></text:p>
      <text:p text:style-name="P11">Please accept this letter and curriculum vitae in your search for a part time lecturer at Seneca College. <text:s/>I was made aware of <text:span text:style-name="T2">this position through a mutual friend of Ali Mousavidehshikh’s. <text:s/>Currently I’m finishing up my Ph.D in physics at McMaster University, with an expected defense date of August 20. <text:s/></text:span></text:p>
      <text:p text:style-name="P12">I’m an ideal candidate for a lecture position in a STEM subject course. <text:s/>I have 7 years of teaching assistant experience along with some experience lecturing at the University level. <text:s/>In addition to this I’ve been the head coach for both the University of Toronto and the McMaster dragon boat crews for a decade now. <text:s/>I take teaching both in academia and in sport very seriously. <text:s/>This has lead me to take many courses in coaching leadership, and in higher level <text:span text:style-name="T5">pedagogy.</text:span> <text:s/>I feel my track record shows my competency and enthusiasm <text:span text:style-name="T3">for teaching </text:span>are not <text:span text:style-name="T3">simply words on a resume. <text:s/>I’m the only physics graduate student to be nominated for teaching assistant of the year twice at McMaster, and I won best presentation for my talk at the annual 2014 Canadian Association of Physicist’s summit. I’m also a volunteer with Let’s Talk Science – an outreach program that brings science awareness and inclusion to young students. <text:s/>This, along with the success I’ve enjoyed in my coaching career, hopefully helps identify me as someone who may be the right fit for the open position.</text:span></text:p>
      <text:p text:style-name="P13">Thank you for taking the time to look over my letter and CV. <text:s/>I would be <text:span text:style-name="T4">truly </text:span>grateful to have an opportunity to meet with you and interview for the position. <text:s/>Best regards.</text:p>
      <text:p text:style-name="P14"/>
      <text:p text:style-name="P25">Sincerely,</text:p>
      <text:p text:style-name="P24">Nick Miladinov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6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ender_20_Address" style:display-name="Sender Address" style:family="paragraph" style:parent-style-name="Standard"/>
    <style:style style:name="Date" style:family="paragraph" style:parent-style-name="Standard" style:next-style-name="Standard">
      <style:paragraph-properties fo:margin-top="0in" fo:margin-bottom="0.3335in" loext:contextual-spacing="false"/>
    </style:style>
    <style:style style:name="Recipient_20_Address" style:display-name="Recipient Address" style:family="paragraph" style:parent-style-name="Standard"/>
    <style:style style:name="Salutation_20__28_user_29_" style:display-name="Salutation (user)" style:family="paragraph" style:parent-style-name="Standard" style:next-style-name="Standard">
      <style:paragraph-properties fo:margin-top="0.3335in" fo:margin-bottom="0.1665in" loext:contextual-spacing="false"/>
    </style:style>
    <style:style style:name="Closing" style:family="paragraph" style:parent-style-name="Standard">
      <style:paragraph-properties fo:margin-top="0in" fo:margin-bottom="0.6665in" loext:contextual-spacing="false"/>
    </style:style>
    <style:style style:name="Signature" style:family="paragraph" style:parent-style-name="Standard" style:class="text"/>
    <style:style style:name="cc_3a__2f_Enclosure" style:display-name="cc:/Enclosure" style:family="paragraph" style:parent-style-name="Standard">
      <style:paragraph-properties fo:margin-left="1in" fo:margin-right="0in" fo:margin-top="0.1665in" fo:margin-bottom="0.1665in" loext:contextual-spacing="false" fo:text-indent="-1in" style:auto-text-indent="false">
        <style:tab-stops>
          <style:tab-stop style:position="1in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in" fo:margin-bottom="0.3335in" loext:contextual-spacing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Page_20_Number"/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3:48:06.838000000</meta:creation-date>
    <dc:date>2016-05-17T10:12:49.492000000</dc:date>
    <meta:print-date>2002-01-24T17:21:00</meta:print-date>
    <meta:editing-cycles>7</meta:editing-cycles>
    <meta:editing-duration>PT9H15M55S</meta:editing-duration>
    <meta:generator>LibreOffice/5.1.3.2$Windows_x86 LibreOffice_project/644e4637d1d8544fd9f56425bd6cec110e49301b</meta:generator>
    <meta:document-statistic meta:table-count="0" meta:image-count="0" meta:object-count="0" meta:page-count="2" meta:paragraph-count="15" meta:word-count="294" meta:character-count="1723" meta:non-whitespace-character-count="1429"/>
  </office:meta>
</office:document-meta>
</file>